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1.201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4" style:family="table-row">
      <style:table-row-properties style:min-row-height="0.508cm" style:keep-together="true" fo:keep-together="auto"/>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2.H3" style:family="table-cell">
      <style:table-cell-properties fo:background-color="#3333ff"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Standard" style:master-page-name="Standard">
      <style:paragraph-properties style:page-number="auto"/>
      <style:text-properties fo:language="pt" fo:country="BR"/>
    </style:style>
    <style:style style:name="P40" style:family="paragraph" style:parent-style-name="Standard" style:list-style-name="L3">
      <style:text-properties fo:font-size="14pt" fo:language="pt" fo:country="BR" style:font-size-asian="14pt"/>
    </style:style>
    <style:style style:name="P41" style:family="paragraph" style:parent-style-name="Standard">
      <style:paragraph-properties>
        <style:tab-stops>
          <style:tab-stop style:position="13.533cm"/>
        </style:tab-stops>
      </style:paragraph-properties>
      <style:text-properties fo:font-size="12pt" fo:language="pt" fo:country="BR" style:font-size-asian="12pt"/>
    </style:style>
    <style:style style:name="P42"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3"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4" style:family="paragraph" style:parent-style-name="List_20_Paragraph" style:list-style-name="WWNum3">
      <style:text-properties fo:font-size="10pt" fo:language="pt" fo:country="BR" style:font-size-asian="10pt" style:font-size-complex="10pt"/>
    </style:style>
    <style:style style:name="P45"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6" style:family="paragraph" style:parent-style-name="List_20_Paragraph" style:list-style-name="L1">
      <style:paragraph-properties fo:margin-top="0cm" fo:margin-bottom="0.049cm"/>
      <style:text-properties fo:font-size="10pt" style:font-size-asian="10pt" style:font-size-complex="10pt"/>
    </style:style>
    <style:style style:name="P47"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8"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9"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7564026703293527250" text:style-name="WWNum1">
        <text:list-item>
          <text:h text:style-name="P42" text:outline-level="1"><text:bookmark-start text:name="__RefHeading__1365_263711423"/><text:bookmark text:name="Bookmark"/><text:soft-page-break/>Definições gerais do projeto<text:bookmark-end text:name="__RefHeading__1365_263711423"/></text:h>
        </text:list-item>
      </text:list>
      <text:p text:style-name="P28"/>
      <text:list xml:id="list1319204994110611191" text:style-name="WWNum3">
        <text:list-item>
          <text:p text:style-name="P44">Estrutura do projeto:</text:p>
        </text:list-item>
      </text:list>
      <text:list xml:id="list3095676880295760299" text:style-name="L1">
        <text:list-item>
          <text:p text:style-name="P45">Implementação do Jogo</text:p>
          <text:list>
            <text:list-item>
              <text:list>
                <text:list-item>
                  <text:p text:style-name="P45">Godot 3.2.3 </text:p>
                </text:list-item>
                <text:list-item>
                  <text:p text:style-name="P46"><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43771816" text:continue-list="list7564026703293527250" text:style-name="WWNum1">
        <text:list-item>
          <text:h text:style-name="P42"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1836476298429990401" text:style-name="L2">
        <text:list-item>
          <text:p text:style-name="P47"><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7"><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7"><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7"><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43773806" text:continue-numbering="true" text:style-name="L2">
        <text:list-item>
          <text:list>
            <text:list-item>
              <text:list>
                <text:list-item>
                  <text:list>
                    <text:list-item>
                      <text:list>
                        <text:list-item>
                          <text:list>
                            <text:list-item>
                              <text:list>
                                <text:list-item>
                                  <text:list>
                                    <text:list-header>
                                      <text:p text:style-name="P47"><text:line-break/></text:p>
                                    </text:list-header>
                                  </text:list>
                                </text:list-item>
                              </text:list>
                            </text:list-item>
                          </text:list>
                        </text:list-item>
                      </text:list>
                    </text:list-item>
                  </text:list>
                </text:list-item>
              </text:list>
            </text:list-item>
          </text:list>
        </text:list-item>
      </text:list>
      <text:list xml:id="list43776464" text:continue-list="list43771816" text:style-name="WWNum1">
        <text:list-item>
          <text:h text:style-name="P48"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43755069" text:continue-numbering="true" text:style-name="WWNum1">
        <text:list-item>
          <text:h text:style-name="P42"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43772977" text:continue-numbering="true" text:style-name="WWNum1">
        <text:list-item>
          <text:h text:style-name="P42"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43773670" text:continue-numbering="true" text:style-name="WWNum1">
        <text:list-item>
          <text:h text:style-name="P49" text:outline-level="1"><text:bookmark-start text:name="__RefHeading__1377_263711423"/><text:bookmark text:name="Bookmark5"/>Controles<text:bookmark-end text:name="__RefHeading__1377_263711423"/></text:h>
        </text:list-item>
      </text:list>
      <text:list xml:id="list2621040675156659449" text:style-name="L3">
        <text:list-item>
          <text:p text:style-name="P40">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1" text:outline-level="1"><text:bookmark text:name="Bookmark6"/></text:h>
      <text:list xml:id="list43779739" text:continue-list="list43773670" text:style-name="WWNum1">
        <text:list-item>
          <text:h text:style-name="P42"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3763627" text:continue-numbering="true" text:style-name="WWNum1">
        <text:list-item>
          <text:h text:style-name="P43"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H3" office:value-type="string">
            <text:p text:style-name="P16"/>
          </table:table-cell>
          <table:table-cell table:style-name="Tabela2.H3"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H3" office:value-type="string">
            <text:p text:style-name="P16"/>
          </table:table-cell>
          <table:table-cell table:style-name="Tabela2.H3" office:value-type="string">
            <text:p text:style-name="P16"/>
          </table:table-cell>
          <table:table-cell table:style-name="Tabela2.H3" office:value-type="string">
            <text:p text:style-name="P16"/>
          </table:table-cell>
          <table:table-cell table:style-name="Tabela2.H3"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3</meta:editing-cycles>
    <meta:creation-date>2014-03-04T22:44:00</meta:creation-date>
    <dc:date>2020-11-18T23:55:30.77</dc:date>
    <dc:language>pt-BR</dc:language>
    <meta:editing-duration>PT14H19M3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